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8791in"/>
    </style:style>
    <style:style style:name="co33" style:family="table-column">
      <style:table-column-properties fo:break-before="auto" style:column-width="0.2902in"/>
    </style:style>
    <style:style style:name="co34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1492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35in" fo:break-before="auto" style:use-optimal-row-height="false"/>
    </style:style>
    <style:style style:name="ro18" style:family="table-row">
      <style:table-row-properties style:row-height="0.1902in" fo:break-before="auto" style:use-optimal-row-height="false"/>
    </style:style>
    <style:style style:name="ro19" style:family="table-row">
      <style:table-row-properties style:row-height="0.3047in" fo:break-before="auto" style:use-optimal-row-height="true"/>
    </style:style>
    <style:style style:name="ro2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05" style:family="table-cell" style:parent-style-name="Default">
      <style:text-properties style:font-name="Avenir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0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2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13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14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8" style:family="table-cell" style:parent-style-name="Default">
      <style:table-cell-properties fo:background-color="#009999" style:text-align-source="fix" style:repeat-content="false" style:rotation-angle="9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ackground-color="#003300"/>
    </style:style>
    <style:style style:name="ce121" style:family="table-cell" style:parent-style-name="Default" style:data-style-name="N2">
      <style:text-properties style:font-name="Avenir" fo:font-size="7pt" style:font-size-asian="7pt" style:font-size-complex="7pt"/>
    </style:style>
    <style:style style:name="ce122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7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8" style:family="table-cell" style:parent-style-name="Default"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1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Default">
      <style:table-cell-properties fo:background-color="#339966"/>
    </style:style>
    <style:style style:name="ce134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3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3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4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4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43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44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7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9" style:family="table-cell" style:parent-style-name="Default">
      <style:table-cell-properties fo:border-bottom="none" fo:border-left="none" fo:border-right="none" fo:border-top="0.0008in solid #000000"/>
    </style:style>
    <style:style style:name="ce150" style:family="table-cell" style:parent-style-name="Default">
      <style:table-cell-properties fo:border-bottom="0.0008in solid #000000" fo:border-left="none" fo:border-right="none" fo:border-top="none"/>
    </style:style>
    <style:style style:name="ce15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2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53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features1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 table:number-columns-repeated="33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 table:number-columns-repeated="33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11"/>
          <table:table-cell table:style-name="ce103" table:number-columns-repeated="3"/>
          <table:table-cell table:number-columns-repeated="19"/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33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7"/>
          <table:table-cell table:style-name="ce104"/>
          <table:table-cell table:number-columns-repeated="15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features2" table:style-name="ta1" table:print="false">
        <table:table-column table:style-name="co32" table:default-cell-style-name="Default"/>
        <table:table-column table:style-name="co33" table:number-columns-repeated="31" table:default-cell-style-name="Default"/>
        <table:table-row table:style-name="ro11">
          <table:table-cell/>
          <table:table-cell table:style-name="ce109" office:value-type="string" table:number-columns-spanned="17" table:number-rows-spanned="1">
            <text:p>FEATURES' EFFECTIVENESS:</text:p>
          </table:table-cell>
          <table:covered-table-cell table:number-columns-repeated="16"/>
          <table:table-cell table:number-columns-repeated="14"/>
        </table:table-row>
        <table:table-row table:style-name="ro12">
          <table:table-cell table:number-columns-repeated="32"/>
        </table:table-row>
        <table:table-row table:style-name="ro13">
          <table:table-cell/>
          <table:table-cell table:style-name="ce110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 table:style-name="ce105"/>
          <table:table-cell table:style-name="ce111" office:value-type="float" office:value="5">
            <text:p>5</text:p>
          </table:table-cell>
          <table:table-cell table:style-name="ce111" office:value-type="float" office:value="4" table:number-columns-spanned="5" table:number-rows-spanned="1">
            <text:p>4</text:p>
          </table:table-cell>
          <table:covered-table-cell table:number-columns-repeated="4" table:style-name="ce126"/>
          <table:table-cell table:style-name="ce111" office:value-type="float" office:value="3" table:number-columns-spanned="10" table:number-rows-spanned="1">
            <text:p>3</text:p>
          </table:table-cell>
          <table:covered-table-cell table:number-columns-repeated="9" table:style-name="ce126"/>
          <table:table-cell table:style-name="ce111" office:value-type="float" office:value="2" table:number-columns-spanned="10" table:number-rows-spanned="1">
            <text:p>2</text:p>
          </table:table-cell>
          <table:covered-table-cell table:number-columns-repeated="9" table:style-name="ce126"/>
          <table:table-cell table:style-name="ce111" office:value-type="float" office:value="1" table:number-columns-spanned="5" table:number-rows-spanned="1">
            <text:p>1</text:p>
          </table:table-cell>
          <table:covered-table-cell table:number-columns-repeated="4" table:style-name="ce155"/>
        </table:table-row>
        <table:table-row table:style-name="ro1">
          <table:table-cell table:style-name="ce106" office:value-type="string">
            <text:p>POS</text:p>
          </table:table-cell>
          <table:table-cell table:style-name="ce112"/>
          <table:table-cell table:style-name="ce122"/>
          <table:table-cell table:style-name="ce131" table:number-columns-repeated="3"/>
          <table:table-cell table:style-name="ce141"/>
          <table:table-cell table:style-name="ce112"/>
          <table:table-cell table:style-name="ce131" table:number-columns-repeated="5"/>
          <table:table-cell table:style-name="ce149" table:number-columns-repeated="3"/>
          <table:table-cell table:style-name="ce87"/>
          <table:table-cell table:style-name="ce131" table:number-columns-repeated="4"/>
          <table:table-cell table:style-name="ce149" table:number-columns-repeated="5"/>
          <table:table-cell table:style-name="ce87"/>
          <table:table-cell table:style-name="ce112"/>
          <table:table-cell table:style-name="ce149" table:number-columns-repeated="3"/>
          <table:table-cell table:style-name="ce87"/>
        </table:table-row>
        <table:table-row table:style-name="ro1">
          <table:table-cell table:style-name="ce106" office:value-type="string">
            <text:p>lemma</text:p>
          </table:table-cell>
          <table:table-cell table:style-name="ce113" table:number-columns-repeated="2"/>
          <table:table-cell table:style-name="ce132"/>
          <table:table-cell table:style-name="ce133" table:number-columns-repeated="2"/>
          <table:table-cell table:style-name="ce142"/>
          <table:table-cell table:style-name="ce113"/>
          <table:table-cell table:style-name="ce133" table:number-columns-repeated="2"/>
          <table:table-cell table:style-name="ce132" table:number-columns-repeated="2"/>
          <table:table-cell/>
          <table:table-cell table:style-name="ce133" table:number-columns-repeated="3"/>
          <table:table-cell table:style-name="ce89"/>
          <table:table-cell table:style-name="ce133"/>
          <table:table-cell table:number-columns-repeated="3"/>
          <table:table-cell table:style-name="ce133" table:number-columns-repeated="3"/>
          <table:table-cell table:number-columns-repeated="2"/>
          <table:table-cell table:style-name="ce89"/>
          <table:table-cell table:style-name="ce69"/>
          <table:table-cell table:style-name="ce133"/>
          <table:table-cell table:number-columns-repeated="2"/>
          <table:table-cell table:style-name="ce89"/>
        </table:table-row>
        <table:table-row table:style-name="ro1">
          <table:table-cell table:style-name="ce106" office:value-type="string">
            <text:p>dependency lem</text:p>
          </table:table-cell>
          <table:table-cell table:style-name="ce113" table:number-columns-repeated="2"/>
          <table:table-cell table:style-name="ce133"/>
          <table:table-cell table:style-name="ce132"/>
          <table:table-cell table:style-name="ce133"/>
          <table:table-cell table:style-name="ce142"/>
          <table:table-cell table:style-name="ce113"/>
          <table:table-cell table:style-name="ce132" table:number-columns-repeated="2"/>
          <table:table-cell table:style-name="ce133" table:number-columns-repeated="2"/>
          <table:table-cell/>
          <table:table-cell table:style-name="ce133" table:number-columns-repeated="2"/>
          <table:table-cell/>
          <table:table-cell table:style-name="ce142"/>
          <table:table-cell/>
          <table:table-cell table:style-name="ce133"/>
          <table:table-cell table:number-columns-repeated="2"/>
          <table:table-cell table:style-name="ce133"/>
          <table:table-cell table:number-columns-repeated="2"/>
          <table:table-cell table:style-name="ce133" table:number-columns-repeated="2"/>
          <table:table-cell table:style-name="ce89"/>
          <table:table-cell table:style-name="ce69"/>
          <table:table-cell/>
          <table:table-cell table:style-name="ce133"/>
          <table:table-cell/>
          <table:table-cell table:style-name="ce89"/>
        </table:table-row>
        <table:table-row table:style-name="ro1">
          <table:table-cell table:style-name="ce106" office:value-type="string">
            <text:p>char emb</text:p>
          </table:table-cell>
          <table:table-cell table:style-name="ce113" table:number-columns-repeated="2"/>
          <table:table-cell table:style-name="ce133" table:number-columns-repeated="2"/>
          <table:table-cell table:style-name="ce132"/>
          <table:table-cell table:style-name="ce142"/>
          <table:table-cell table:style-name="ce143"/>
          <table:table-cell table:style-name="ce133"/>
          <table:table-cell table:style-name="ce132"/>
          <table:table-cell table:style-name="ce133"/>
          <table:table-cell table:style-name="ce132"/>
          <table:table-cell table:style-name="ce133" table:number-columns-repeated="2"/>
          <table:table-cell/>
          <table:table-cell table:style-name="ce133"/>
          <table:table-cell table:style-name="ce142"/>
          <table:table-cell table:number-columns-repeated="2"/>
          <table:table-cell table:style-name="ce133"/>
          <table:table-cell table:number-columns-repeated="2"/>
          <table:table-cell table:style-name="ce133"/>
          <table:table-cell/>
          <table:table-cell table:style-name="ce133"/>
          <table:table-cell/>
          <table:table-cell table:style-name="ce142"/>
          <table:table-cell table:style-name="ce69"/>
          <table:table-cell table:number-columns-repeated="2"/>
          <table:table-cell table:style-name="ce133"/>
          <table:table-cell table:style-name="ce89"/>
        </table:table-row>
        <table:table-row table:style-name="ro1">
          <table:table-cell table:style-name="ce106" office:value-type="string">
            <text:p>semantic space</text:p>
          </table:table-cell>
          <table:table-cell table:style-name="ce114" table:number-columns-repeated="2"/>
          <table:table-cell table:style-name="ce134" table:number-columns-repeated="3"/>
          <table:table-cell table:style-name="ce88"/>
          <table:table-cell table:style-name="ce144"/>
          <table:table-cell table:style-name="ce147"/>
          <table:table-cell table:style-name="ce134"/>
          <table:table-cell table:style-name="ce147"/>
          <table:table-cell table:style-name="ce134" table:number-columns-repeated="2"/>
          <table:table-cell table:style-name="ce150"/>
          <table:table-cell table:style-name="ce134" table:number-columns-repeated="2"/>
          <table:table-cell table:style-name="ce152"/>
          <table:table-cell table:style-name="ce150" table:number-columns-repeated="3"/>
          <table:table-cell table:style-name="ce134"/>
          <table:table-cell table:style-name="ce150" table:number-columns-repeated="2"/>
          <table:table-cell table:style-name="ce134"/>
          <table:table-cell table:style-name="ce150"/>
          <table:table-cell table:style-name="ce134"/>
          <table:table-cell table:style-name="ce152"/>
          <table:table-cell table:style-name="ce68"/>
          <table:table-cell table:style-name="ce150" table:number-columns-repeated="3"/>
          <table:table-cell table:style-name="ce152"/>
        </table:table-row>
        <table:table-row table:style-name="ro1">
          <table:table-cell/>
          <table:table-cell table:style-name="ce115" office:value-type="string">
            <text:p>A</text:p>
          </table:table-cell>
          <table:table-cell table:style-name="ce123" office:value-type="string">
            <text:p>B</text:p>
          </table:table-cell>
          <table:table-cell table:style-name="ce123" office:value-type="string">
            <text:p>C</text:p>
          </table:table-cell>
          <table:table-cell table:style-name="ce123" office:value-type="string">
            <text:p>D</text:p>
          </table:table-cell>
          <table:table-cell table:style-name="ce123" office:value-type="string">
            <text:p>E</text:p>
          </table:table-cell>
          <table:table-cell table:style-name="ce123" office:value-type="string">
            <text:p>F</text:p>
          </table:table-cell>
          <table:table-cell table:style-name="ce145" office:value-type="string">
            <text:p>G</text:p>
          </table:table-cell>
          <table:table-cell table:style-name="ce148" office:value-type="string">
            <text:p>H</text:p>
          </table:table-cell>
          <table:table-cell table:style-name="ce148" office:value-type="string">
            <text:p>I</text:p>
          </table:table-cell>
          <table:table-cell table:style-name="ce148" office:value-type="string">
            <text:p>J</text:p>
          </table:table-cell>
          <table:table-cell table:style-name="ce148" office:value-type="string">
            <text:p>K</text:p>
          </table:table-cell>
          <table:table-cell table:style-name="ce148" office:value-type="string">
            <text:p>L</text:p>
          </table:table-cell>
          <table:table-cell table:style-name="ce148" office:value-type="string">
            <text:p>M</text:p>
          </table:table-cell>
          <table:table-cell table:style-name="ce148" office:value-type="string">
            <text:p>N</text:p>
          </table:table-cell>
          <table:table-cell table:style-name="ce148" office:value-type="string">
            <text:p>O</text:p>
          </table:table-cell>
          <table:table-cell table:style-name="ce148" office:value-type="string">
            <text:p>P</text:p>
          </table:table-cell>
          <table:table-cell table:style-name="ce148" office:value-type="string">
            <text:p>Q</text:p>
          </table:table-cell>
          <table:table-cell table:style-name="ce148" office:value-type="string">
            <text:p>R</text:p>
          </table:table-cell>
          <table:table-cell table:style-name="ce148" office:value-type="string">
            <text:p>S</text:p>
          </table:table-cell>
          <table:table-cell table:style-name="ce148" office:value-type="string">
            <text:p>T</text:p>
          </table:table-cell>
          <table:table-cell table:style-name="ce148" office:value-type="string">
            <text:p>U</text:p>
          </table:table-cell>
          <table:table-cell table:style-name="ce148" office:value-type="string">
            <text:p>V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X</text:p>
          </table:table-cell>
          <table:table-cell table:style-name="ce148" office:value-type="string">
            <text:p>Y</text:p>
          </table:table-cell>
          <table:table-cell table:style-name="ce148" office:value-type="string">
            <text:p>Z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 office:value-type="float" office:value="3">
            <text:p>3</text:p>
          </table:table-cell>
          <table:table-cell table:style-name="ce148" office:value-type="float" office:value="4">
            <text:p>4</text:p>
          </table:table-cell>
          <table:table-cell table:style-name="ce156" office:value-type="float" office:value="5">
            <text:p>5</text:p>
          </table:table-cell>
        </table:table-row>
        <table:table-row table:style-name="ro9">
          <table:table-cell/>
          <table:table-cell table:style-name="ce116" office:value-type="float" office:value="63.7">
            <text:p>63.7</text:p>
          </table:table-cell>
          <table:table-cell table:style-name="ce124" office:value-type="float" office:value="64.2">
            <text:p>64.2</text:p>
          </table:table-cell>
          <table:table-cell table:style-name="ce124" office:value-type="float" office:value="64.9">
            <text:p>64.9</text:p>
          </table:table-cell>
          <table:table-cell table:style-name="ce136" office:value-type="float" office:value="62.4">
            <text:p>62.4</text:p>
          </table:table-cell>
          <table:table-cell table:style-name="ce124" office:value-type="float" office:value="65.3">
            <text:p>65.3</text:p>
          </table:table-cell>
          <table:table-cell table:style-name="ce136" office:value-type="float" office:value="61.2">
            <text:p>61.2</text:p>
          </table:table-cell>
          <table:table-cell table:style-name="ce146" office:value-type="float" office:value="64.3">
            <text:p>64.3</text:p>
          </table:table-cell>
          <table:table-cell table:style-name="ce146" office:value-type="float" office:value="65.9">
            <text:p>65.9</text:p>
          </table:table-cell>
          <table:table-cell table:style-name="ce146" office:value-type="float" office:value="64.7">
            <text:p>64.7</text:p>
          </table:table-cell>
          <table:table-cell table:style-name="ce146" office:value-type="float" office:value="62.7">
            <text:p>62.7</text:p>
          </table:table-cell>
          <table:table-cell table:style-name="ce146" office:value-type="float" office:value="59.7">
            <text:p>59.7</text:p>
          </table:table-cell>
          <table:table-cell table:style-name="ce146" office:value-type="float" office:value="63.1">
            <text:p>63.1</text:p>
          </table:table-cell>
          <table:table-cell table:style-name="ce146" office:value-type="float" office:value="65.2">
            <text:p>65.2</text:p>
          </table:table-cell>
          <table:table-cell table:style-name="ce146" office:value-type="float" office:value="63">
            <text:p>63</text:p>
          </table:table-cell>
          <table:table-cell table:style-name="ce146" office:value-type="float" office:value="65.2">
            <text:p>65.2</text:p>
          </table:table-cell>
          <table:table-cell table:style-name="ce146" office:value-type="float" office:value="61.5">
            <text:p>61.5</text:p>
          </table:table-cell>
          <table:table-cell table:style-name="ce154" office:value-type="float" office:value="66.6">
            <text:p>66.6</text:p>
          </table:table-cell>
          <table:table-cell table:style-name="ce146" office:value-type="float" office:value="50.6">
            <text:p>50.6</text:p>
          </table:table-cell>
          <table:table-cell table:style-name="ce154" office:value-type="float" office:value="66.5">
            <text:p>66.5</text:p>
          </table:table-cell>
          <table:table-cell table:style-name="ce146" office:value-type="float" office:value="60.6">
            <text:p>60.6</text:p>
          </table:table-cell>
          <table:table-cell table:style-name="ce146" office:value-type="float" office:value="64.5">
            <text:p>64.5</text:p>
          </table:table-cell>
          <table:table-cell table:style-name="ce154" office:value-type="float" office:value="67">
            <text:p>67</text:p>
          </table:table-cell>
          <table:table-cell table:style-name="ce146" office:value-type="float" office:value="64.9">
            <text:p>64.9</text:p>
          </table:table-cell>
          <table:table-cell table:style-name="ce146" office:value-type="float" office:value="63.9">
            <text:p>63.9</text:p>
          </table:table-cell>
          <table:table-cell table:style-name="ce146" office:value-type="float" office:value="60.1">
            <text:p>60.1</text:p>
          </table:table-cell>
          <table:table-cell table:style-name="ce146" office:value-type="float" office:value="63.4">
            <text:p>63.4</text:p>
          </table:table-cell>
          <table:table-cell table:style-name="ce146" office:value-type="float" office:value="47.8">
            <text:p>47.8</text:p>
          </table:table-cell>
          <table:table-cell table:style-name="ce154" office:value-type="float" office:value="66.9">
            <text:p>66.9</text:p>
          </table:table-cell>
          <table:table-cell table:style-name="ce146" office:value-type="float" office:value="49">
            <text:p>49</text:p>
          </table:table-cell>
          <table:table-cell table:style-name="ce154" office:value-type="float" office:value="66.4">
            <text:p>66.4</text:p>
          </table:table-cell>
          <table:table-cell table:style-name="ce157" office:value-type="float" office:value="60.5">
            <text:p>60.5</text:p>
          </table:table-cell>
        </table:table-row>
        <table:table-row table:style-name="ro12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5">
          <table:table-cell/>
          <table:table-cell table:style-name="ce117" office:value-type="string" table:number-columns-spanned="22" table:number-rows-spanned="1">
            <text:p>HOW TOKENS AFFECT PERFORMANCE: </text:p>
          </table:table-cell>
          <table:covered-table-cell table:number-columns-repeated="21"/>
          <table:table-cell table:number-columns-repeated="9"/>
        </table:table-row>
        <table:table-row table:style-name="ro1">
          <table:table-cell/>
          <table:table-cell table:number-columns-spanned="9" table:number-rows-spanned="1"/>
          <table:covered-table-cell table:number-columns-repeated="8"/>
          <table:table-cell table:number-columns-repeated="22"/>
        </table:table-row>
        <table:table-row table:style-name="ro16">
          <table:table-cell/>
          <table:table-cell table:style-name="ce118" office:value-type="string" table:number-columns-spanned="1" table:number-rows-spanned="14">
            <text:p>RAW COUNT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"/>
          <table:table-cell table:style-name="ce118" office:value-type="string" table:number-columns-spanned="1" table:number-rows-spanned="14">
            <text:p>%'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0">
            <text:p>690</text:p>
          </table:table-cell>
          <table:table-cell table:style-name="ce104" office:value-type="float" office:value="5">
            <text:p>5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">
            <text:p>69</text:p>
          </table:table-cell>
          <table:table-cell table:style-name="ce104" office:value-type="float" office:value="268">
            <text:p>268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E18]/SUM([.E18:.F19])" office:value-type="float" office:value="0.965034965034965">
            <text:p>.965</text:p>
          </table:table-cell>
          <table:table-cell table:style-name="ce153" table:formula="of:=[.F18]/SUM([.E18:.F19])" office:value-type="float" office:value="0.00699300699300699">
            <text:p>.00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J18]/SUM([.J18:.K19])" office:value-type="float" office:value="0.00689310689310689">
            <text:p>.007</text:p>
          </table:table-cell>
          <table:table-cell table:style-name="ce153" table:formula="of:=[.K18]/SUM([.J18:.K19])" office:value-type="float" office:value="0.0267732267732268">
            <text:p>.027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4">
            <text:p>4</text:p>
          </table:table-cell>
          <table:table-cell table:style-name="ce104" office:value-type="float" office:value="16">
            <text:p>1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59">
            <text:p>59</text:p>
          </table:table-cell>
          <table:table-cell table:style-name="ce104" office:value-type="float" office:value="9614">
            <text:p>9614</text:p>
          </table:table-cell>
          <table:table-cell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E19]/SUM([.E18:.F19])" office:value-type="float" office:value="0.00559440559440559">
            <text:p>.006</text:p>
          </table:table-cell>
          <table:table-cell table:style-name="ce153" table:formula="of:=[.F19]/SUM([.E18:.F19])" office:value-type="float" office:value="0.0223776223776224">
            <text:p>.022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J19]/SUM([.J18:.K19])" office:value-type="float" office:value="0.0058941058941059">
            <text:p>.006</text:p>
          </table:table-cell>
          <table:table-cell table:style-name="ce153" table:formula="of:=[.K19]/SUM([.J18:.K19])" office:value-type="float" office:value="0.96043956043956">
            <text:p>.960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6">
          <table:table-cell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"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55">
            <text:p>55</text:p>
          </table:table-cell>
          <table:table-cell table:style-name="ce104" office:value-type="float" office:value="11">
            <text:p>11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11">
            <text:p>11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E26]/SUM([.E26:.F27])" office:value-type="float" office:value="0.13715710723192">
            <text:p>.137</text:p>
          </table:table-cell>
          <table:table-cell table:style-name="ce153" table:formula="of:=[.F26]/SUM([.E26:.F27])" office:value-type="float" office:value="0.027431421446384">
            <text:p>.02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J26]/SUM([.J26:.K27])" office:value-type="float" office:value="0.00105764145954521">
            <text:p>.001</text:p>
          </table:table-cell>
          <table:table-cell table:style-name="ce153" table:formula="of:=[.K26]/SUM([.J26:.K27])" office:value-type="float" office:value="0.00581702802749868">
            <text:p>.006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59">
            <text:p>159</text:p>
          </table:table-cell>
          <table:table-cell table:style-name="ce104" office:value-type="float" office:value="176">
            <text:p>17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4">
            <text:p>14</text:p>
          </table:table-cell>
          <table:table-cell table:style-name="ce104" office:value-type="float" office:value="1864">
            <text:p>1864</text:p>
          </table:table-cell>
          <table:table-cell table:style-name="ce103"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E27]/SUM([.E26:.F27])" office:value-type="float" office:value="0.396508728179551">
            <text:p>.397</text:p>
          </table:table-cell>
          <table:table-cell table:style-name="ce153" table:formula="of:=[.F27]/SUM([.E26:.F27])" office:value-type="float" office:value="0.438902743142145">
            <text:p>.439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J27]/SUM([.J26:.K27])" office:value-type="float" office:value="0.0074034902168165">
            <text:p>.007</text:p>
          </table:table-cell>
          <table:table-cell table:style-name="ce153" table:formula="of:=[.K27]/SUM([.J26:.K27])" office:value-type="float" office:value="0.98572184029614">
            <text:p>.986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HOW CHANGING THE DATA SPLITS AFFECT PERFORMANCE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global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ir</text:p>
          </table:table-cell>
          <table:covered-table-cell table:style-name="ce1"/>
          <table:table-cell table:style-name="ce104" office:value-type="float" office:value="65.9">
            <text:p>65.9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oc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repeated="3"/>
          <table:table-cell table:style-name="ce138" office:value-type="string" table:number-columns-spanned="2" table:number-rows-spanned="1">
            <text:p>FFNN</text:p>
          </table:table-cell>
          <table:covered-table-cell/>
          <table:table-cell table:number-columns-repeated="9"/>
          <table:table-cell table:style-name="ce104"/>
          <table:table-cell table:number-columns-repeated="15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style-name="ce140" office:value-type="string">
            <text:p>A</text:p>
          </table:table-cell>
          <table:table-cell table:style-name="ce140" office:value-type="string">
            <text:p>B</text:p>
          </table:table-cell>
          <table:table-cell table:style-name="ce140" office:value-type="string">
            <text:p>C</text:p>
          </table:table-cell>
          <table:table-cell table:style-name="ce140" office:value-type="string">
            <text:p>D</text:p>
          </table:table-cell>
          <table:table-cell table:style-name="ce140" office:value-type="string">
            <text:p>E</text:p>
          </table:table-cell>
          <table:table-cell table:style-name="ce140" office:value-type="string">
            <text:p>F</text:p>
          </table:table-cell>
          <table:table-cell table:style-name="ce140" office:value-type="string">
            <text:p>G</text:p>
          </table:table-cell>
          <table:table-cell table:style-name="ce140" office:value-type="string">
            <text:p>H</text:p>
          </table:table-cell>
          <table:table-cell table:style-name="ce140" office:value-type="string">
            <text:p>I</text:p>
          </table:table-cell>
          <table:table-cell table:style-name="ce151" office:value-type="string" table:number-columns-spanned="7" table:number-rows-spanned="1">
            <text:p>A = min,avg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6629">
            <text:p>6629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29">
            <text:p>66.29</text:p>
          </table:table-cell>
          <table:table-cell table:number-columns-repeated="9"/>
          <table:table-cell table:style-name="ce151" office:value-type="string" table:number-columns-spanned="7" table:number-rows-spanned="1">
            <text:p>B = % below min, % below avg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6633">
            <text:p>6633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33">
            <text:p>66.33</text:p>
          </table:table-cell>
          <table:table-cell table:number-columns-repeated="9"/>
          <table:table-cell table:style-name="ce151" office:value-type="string" table:number-columns-spanned="7" table:number-rows-spanned="1">
            <text:p>C = A + B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7">
            <text:p>7</text:p>
          </table:table-cell>
          <table:table-cell table:style-name="ce130" office:value-type="string" table:number-columns-spanned="2" table:number-rows-spanned="1">
            <text:p>7 – 25</text:p>
          </table:table-cell>
          <table:covered-table-cell/>
          <table:table-cell table:style-name="ce105" office:value-type="float" office:value="64.82">
            <text:p>64.82</text:p>
          </table:table-cell>
          <table:table-cell table:number-columns-repeated="9"/>
          <table:table-cell table:style-name="ce151" office:value-type="string" table:number-columns-spanned="7" table:number-rows-spanned="1">
            <text:p>D = A + cluster size % (of doc)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11">
            <text:p>11</text:p>
          </table:table-cell>
          <table:table-cell table:style-name="ce129" office:value-type="string" table:number-columns-spanned="2" table:number-rows-spanned="1">
            <text:p>11 – 25</text:p>
          </table:table-cell>
          <table:covered-table-cell/>
          <table:table-cell table:style-name="ce105" office:value-type="float" office:value="66.16">
            <text:p>66.16</text:p>
          </table:table-cell>
          <table:table-cell table:number-columns-repeated="9"/>
          <table:table-cell table:style-name="ce151" office:value-type="string" table:number-columns-spanned="7" table:number-rows-spanned="1">
            <text:p>E = A + cluster size #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15">
            <text:p>15</text:p>
          </table:table-cell>
          <table:table-cell table:style-name="ce129" office:value-type="string" table:number-columns-spanned="2" table:number-rows-spanned="1">
            <text:p>15 – 25</text:p>
          </table:table-cell>
          <table:covered-table-cell/>
          <table:table-cell table:style-name="ce105" office:value-type="float" office:value="66.18">
            <text:p>66.18</text:p>
          </table:table-cell>
          <table:table-cell table:number-columns-repeated="9"/>
          <table:table-cell table:style-name="ce151" office:value-type="string" table:number-columns-spanned="7" table:number-rows-spanned="1">
            <text:p>F = A + (minOut-minIn), (avgOut-avgIn)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19">
            <text:p>19</text:p>
          </table:table-cell>
          <table:table-cell table:style-name="ce129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05" office:value-type="float" office:value="66.37">
            <text:p>66.37</text:p>
          </table:table-cell>
          <table:table-cell table:number-columns-repeated="9"/>
          <table:table-cell table:style-name="ce151" office:value-type="string" table:number-columns-spanned="7" table:number-rows-spanned="1">
            <text:p>G = min,avg,max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23">
            <text:p>23</text:p>
          </table:table-cell>
          <table:table-cell table:style-name="ce129" office:value-type="string" table:number-columns-spanned="2" table:number-rows-spanned="1">
            <text:p>23 – 25</text:p>
          </table:table-cell>
          <table:covered-table-cell/>
          <table:table-cell table:style-name="ce139" office:value-type="float" office:value="66.99">
            <text:p>66.99</text:p>
          </table:table-cell>
          <table:table-cell table:style-name="ce139" office:value-type="float" office:value="67.04">
            <text:p>67.04</text:p>
          </table:table-cell>
          <table:table-cell table:style-name="ce139" office:value-type="float" office:value="63.66">
            <text:p>63.66</text:p>
          </table:table-cell>
          <table:table-cell table:style-name="ce139" office:value-type="float" office:value="66.76">
            <text:p>66.76</text:p>
          </table:table-cell>
          <table:table-cell table:style-name="ce139" office:value-type="float" office:value="67.21">
            <text:p>67.21</text:p>
          </table:table-cell>
          <table:table-cell table:style-name="ce139" office:value-type="float" office:value="67.12">
            <text:p>67.12</text:p>
          </table:table-cell>
          <table:table-cell table:style-name="ce139" office:value-type="float" office:value="66.07">
            <text:p>66.07</text:p>
          </table:table-cell>
          <table:table-cell table:style-name="ce139" office:value-type="float" office:value="67.03">
            <text:p>67.03</text:p>
          </table:table-cell>
          <table:table-cell table:style-name="ce139" office:value-type="float" office:value="66.93">
            <text:p>66.93</text:p>
          </table:table-cell>
          <table:table-cell/>
          <table:table-cell table:style-name="ce151" office:value-type="string" table:number-columns-spanned="7" table:number-rows-spanned="1">
            <text:p>H = min,avg,max,distribution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ADDING RELATIONAL FEATURES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20">
          <table:table-cell table:style-name="ce107" office:value-type="string">
            <text:p>baseline</text:p>
          </table:table-cell>
          <table:table-cell table:style-name="ce120" table:number-columns-repeated="5"/>
          <table:table-cell table:number-columns-repeated="26"/>
        </table:table-row>
        <table:table-row table:style-name="ro20">
          <table:table-cell table:style-name="ce107" office:value-type="string">
            <text:p>singletoken+</text:p>
            <text:p>lemma substring</text:p>
          </table:table-cell>
          <table:table-cell/>
          <table:table-cell table:style-name="ce120"/>
          <table:table-cell table:number-columns-repeated="29"/>
        </table:table-row>
        <table:table-row table:style-name="ro20">
          <table:table-cell table:style-name="ce107" office:value-type="string">
            <text:p>singletoken+</text:p>
            <text:p>text substring</text:p>
          </table:table-cell>
          <table:table-cell table:number-columns-repeated="2"/>
          <table:table-cell table:style-name="ce120"/>
          <table:table-cell table:number-columns-repeated="28"/>
        </table:table-row>
        <table:table-row table:style-name="ro20">
          <table:table-cell table:style-name="ce108" office:value-type="string">
            <text:p>string edit</text:p>
            <text:p>distance</text:p>
          </table:table-cell>
          <table:table-cell table:number-columns-repeated="3"/>
          <table:table-cell table:style-name="ce120"/>
          <table:table-cell table:number-columns-repeated="27"/>
        </table:table-row>
        <table:table-row table:style-name="ro20">
          <table:table-cell table:style-name="ce108" office:value-type="string">
            <text:p>jaccard sim.</text:p>
            <text:p>bag of words</text:p>
          </table:table-cell>
          <table:table-cell table:number-columns-repeated="4"/>
          <table:table-cell table:style-name="ce120"/>
          <table:table-cell table:number-columns-repeated="26"/>
        </table:table-row>
        <table:table-row table:style-name="ro1">
          <table:table-cell/>
          <table:table-cell table:style-name="ce121" office:value-type="float" office:value="67.19">
            <text:p>67.19</text:p>
          </table:table-cell>
          <table:table-cell table:style-name="ce121" office:value-type="float" office:value="67.05">
            <text:p>67.05</text:p>
          </table:table-cell>
          <table:table-cell table:number-columns-repeated="29"/>
        </table:table-row>
      </table:table>
      <table:table table:name="paper" table:style-name="ta1" table:print="false">
        <table:table-column table:style-name="co10" table:default-cell-style-name="Default"/>
        <table:table-column table:style-name="co34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12/04/2017</text:date>, <text:time>13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2-04T13:16:41</dc:date>
    <meta:editing-duration>P37DT1H16M45S</meta:editing-duration>
    <meta:editing-cycles>416</meta:editing-cycles>
    <meta:generator>OpenOffice/4.1.2$Unix OpenOffice.org_project/412m3$Build-9782</meta:generator>
    <meta:print-date>2017-11-30T14:59:31</meta:print-date>
    <meta:document-statistic meta:table-count="5" meta:cell-count="440" meta:object-count="0"/>
    <meta:user-defined meta:name=""/>
  </office:meta>
</office:document-meta>
</file>